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aab60"/>
    </style:style>
    <style:style style:name="P2" style:family="paragraph" style:parent-style-name="Standard">
      <style:text-properties officeooo:paragraph-rsid="000b0dc0"/>
    </style:style>
    <style:style style:name="P3" style:family="paragraph" style:parent-style-name="Standard">
      <style:text-properties officeooo:paragraph-rsid="000c8571"/>
    </style:style>
    <style:style style:name="P4" style:family="paragraph" style:parent-style-name="Standard">
      <style:text-properties officeooo:paragraph-rsid="000e7674"/>
    </style:style>
    <style:style style:name="P5" style:family="paragraph" style:parent-style-name="Horizontal_20_Line">
      <style:text-properties officeooo:paragraph-rsid="001284b6"/>
    </style:style>
    <style:style style:name="P6" style:family="paragraph" style:parent-style-name="Horizontal_20_Line">
      <style:text-properties officeooo:rsid="001284b6" officeooo:paragraph-rsid="001284b6"/>
    </style:style>
    <style:style style:name="P7" style:family="paragraph" style:parent-style-name="Horizontal_20_Line">
      <style:text-properties fo:color="#000000" loext:opacity="100%"/>
    </style:style>
    <style:style style:name="P8" style:family="paragraph" style:parent-style-name="Standard">
      <style:text-properties officeooo:rsid="001284b6" officeooo:paragraph-rsid="001284b6"/>
    </style:style>
    <style:style style:name="P9" style:family="paragraph" style:parent-style-name="Standard">
      <style:text-properties officeooo:rsid="000c8571" officeooo:paragraph-rsid="00109c8f"/>
    </style:style>
    <style:style style:name="P10" style:family="paragraph" style:parent-style-name="Standard">
      <style:text-properties officeooo:paragraph-rsid="000e7674"/>
    </style:style>
    <style:style style:name="P11" style:family="paragraph" style:parent-style-name="Standard">
      <style:text-properties officeooo:paragraph-rsid="001284b6"/>
    </style:style>
    <style:style style:name="P12" style:family="paragraph" style:parent-style-name="Standard">
      <style:text-properties fo:color="#000000" loext:opacity="100%" officeooo:rsid="001284b6" officeooo:paragraph-rsid="001284b6"/>
    </style:style>
    <style:style style:name="P13" style:family="paragraph" style:parent-style-name="Standard">
      <style:text-properties fo:color="#000000" loext:opacity="100%" officeooo:paragraph-rsid="00109c8f"/>
    </style:style>
    <style:style style:name="P14" style:family="paragraph" style:parent-style-name="Standard">
      <style:text-properties fo:color="#000000" loext:opacity="100%" officeooo:paragraph-rsid="000e7674"/>
    </style:style>
    <style:style style:name="P15" style:family="paragraph" style:parent-style-name="Standard">
      <style:text-properties fo:color="#000000" loext:opacity="100%" officeooo:paragraph-rsid="000c8571"/>
    </style:style>
    <style:style style:name="P16" style:family="paragraph" style:parent-style-name="Standard">
      <style:text-properties fo:color="#000000" loext:opacity="100%" officeooo:paragraph-rsid="000cec5b"/>
    </style:style>
    <style:style style:name="P17" style:family="paragraph" style:parent-style-name="Standard">
      <style:text-properties fo:color="#000000" loext:opacity="100%" officeooo:paragraph-rsid="000f3fd0"/>
    </style:style>
    <style:style style:name="P18" style:family="paragraph" style:parent-style-name="Standard">
      <style:text-properties fo:font-weight="bold" officeooo:rsid="000c8571" officeooo:paragraph-rsid="000c8571" style:font-weight-asian="bold" style:font-weight-complex="bold"/>
    </style:style>
    <style:style style:name="P19" style:family="paragraph" style:parent-style-name="Standard">
      <style:text-properties fo:font-weight="bold" officeooo:paragraph-rsid="000e7674" style:font-weight-asian="bold" style:font-weight-complex="bold"/>
    </style:style>
    <style:style style:name="P20" style:family="paragraph" style:parent-style-name="Standard">
      <style:text-properties fo:font-weight="bold" officeooo:rsid="000e7674" officeooo:paragraph-rsid="001284b6" style:font-weight-asian="bold" style:font-weight-complex="bold"/>
    </style:style>
    <style:style style:name="P21" style:family="paragraph" style:parent-style-name="Standard">
      <style:text-properties fo:font-weight="bold" officeooo:rsid="000e7674" officeooo:paragraph-rsid="0012c2d2" style:font-weight-asian="bold" style:font-weight-complex="bold"/>
    </style:style>
    <style:style style:name="T1" style:family="text">
      <style:text-properties officeooo:rsid="000aab60"/>
    </style:style>
    <style:style style:name="T2" style:family="text">
      <style:text-properties officeooo:rsid="000b0dc0"/>
    </style:style>
    <style:style style:name="T3" style:family="text">
      <style:text-properties fo:color="#c9211e" loext:opacity="100%"/>
    </style:style>
    <style:style style:name="T4" style:family="text">
      <style:text-properties fo:color="#c9211e" loext:opacity="100%" officeooo:rsid="000b0dc0"/>
    </style:style>
    <style:style style:name="T5" style:family="text">
      <style:text-properties officeooo:rsid="000e7674"/>
    </style:style>
    <style:style style:name="T6" style:family="text">
      <style:text-properties officeooo:rsid="00109c8f"/>
    </style:style>
    <style:style style:name="T7" style:family="text">
      <style:text-properties officeooo:rsid="001284b6"/>
    </style:style>
    <style:style style:name="T8" style:family="text">
      <style:text-properties officeooo:rsid="0012c2d2"/>
    </style:style>
    <style:style style:name="T9" style:family="text">
      <style:text-properties fo:color="#000000" loext:opacity="100%"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TCL Commands Available in SD</text:p>
      <text:p text:style-name="P5"/>
      <text:p text:style-name="P1"><text:span text:style-name="T1">* <text:tab/><text:tab/><text:tab/><text:tab/></text:span>Comment</text:p>
      <text:p text:style-name="P1">$ECHO <text:tab/><text:tab/><text:tab/>Paragraph tracing <text:line-break/>! <text:tab/><text:tab/><text:tab/><text:tab/>Synonym for SH </text:p>
      <text:p text:style-name="P1">ABORT <text:tab/><text:tab/><text:tab/>Abort processing and return to command prompt </text:p>
      <text:p text:style-name="P1">ALIAS <text:tab/><text:tab/><text:tab/>Create a temporary alias for a command </text:p>
      <text:p text:style-name="P1">ANALYSE.FILE <text:tab/><text:tab/>Analyse structure and usage of dynamic file </text:p>
      <text:p text:style-name="P1">ANALYZE.FILE <text:tab/><text:tab/>Synonym for ANALYSE.FILE </text:p>
      <text:p text:style-name="P2">AUTOLOGOUT <text:tab/><text:tab/>Set inactivity timer </text:p>
      <text:p text:style-name="P2">BASIC <text:tab/><text:tab/><text:tab/>Compile QMBasic programs </text:p>
      <text:p text:style-name="P2">BELL <text:tab/><text:tab/><text:tab/><text:tab/>Enable or disable audible alarm </text:p>
      <text:p text:style-name="P1">BUILD.INDEX <text:tab/><text:tab/>Build an alternate key index </text:p>
      <text:p text:style-name="P1">CATALOG <text:tab/><text:tab/><text:tab/>Synonym for CATALOGUE </text:p>
      <text:p text:style-name="P1">CATALOGUE <text:tab/><text:tab/>Add program to system catalogue </text:p>
      <text:p text:style-name="P1">CD <text:tab/><text:tab/><text:tab/><text:tab/>Synonym for COMPILE.DICT </text:p>
      <text:p text:style-name="P1">CLEAN.ACCOUNT <text:tab/><text:tab/>Remove records from $HOLD, $COMO and $SAVEDLISTS </text:p>
      <text:p text:style-name="P1">CLEAR.ABORT <text:tab/><text:tab/>Clear the abort status in an ON.ABORT paragraph </text:p>
      <text:p text:style-name="P1">CLEAR.DATA <text:tab/><text:tab/>Clear the data queue </text:p>
      <text:p text:style-name="P1">CLEAR.FILE <text:tab/><text:tab/><text:tab/>Remove all records from a file </text:p>
      <text:p text:style-name="P1">CLEAR.INPUT <text:tab/><text:tab/>Clear keyboard type-ahead </text:p>
      <text:p text:style-name="P1">CLEAR.LOCKS <text:tab/><text:tab/>Release task locks </text:p>
      <text:p text:style-name="P1">CLEAR.PROMPTS <text:tab/><text:tab/>Clear inline prompt responses </text:p>
      <text:p text:style-name="P1">CLEAR.SELECT <text:tab/><text:tab/>Clear one or all select lists </text:p>
      <text:p text:style-name="P1">CLEAR.STACK <text:tab/><text:tab/>Clear the command stack </text:p>
      <text:p text:style-name="P1">CLR <text:tab/><text:tab/><text:tab/><text:tab/>Clear display </text:p>
      <text:p text:style-name="P1">CNAME <text:tab/><text:tab/><text:tab/>Rename a file or record within a file </text:p>
      <text:p text:style-name="P1">COMO <text:tab/><text:tab/><text:tab/>Activate or deactivate command output files </text:p>
      <text:p text:style-name="P1">COMPILE.DICT <text:tab/><text:tab/>Compile I-types in a dictionary </text:p>
      <text:p text:style-name="P1">CONFIG <text:tab/><text:tab/><text:tab/><text:span text:style-name="T1">Display</text:span> configuration parameters </text:p>
      <text:p text:style-name="P1">CONFIGURE.FILE <text:tab/><text:tab/>Change file configuration parameters </text:p>
      <text:p text:style-name="P1">COPY <text:tab/><text:tab/><text:tab/><text:tab/>Copy records </text:p>
      <text:p text:style-name="P1">COPY.LIST <text:tab/><text:tab/><text:tab/>Copy a saved select list </text:p>
      <text:p text:style-name="P1">COUNT <text:tab/><text:tab/><text:tab/>Count records </text:p>
      <text:p text:style-name="P1">CREATE.FILE <text:tab/><text:tab/>Create a file </text:p>
      <text:p text:style-name="P1">CREATE.INDEX <text:tab/><text:tab/>Create an alternate key index </text:p>
      <text:p text:style-name="P1">CS <text:tab/><text:tab/><text:tab/><text:tab/>Synonym for CLR </text:p>
      <text:p text:style-name="P1">CT <text:tab/><text:tab/><text:tab/><text:tab/>Display records from a file</text:p>
      <text:p text:style-name="P1">DATA <text:tab/><text:tab/><text:tab/><text:tab/>Add text to the data queue for associated verb or program </text:p>
      <text:p text:style-name="P1">DATE <text:tab/><text:tab/><text:tab/><text:tab/>Display the date and time </text:p>
      <text:p text:style-name="P1">DATE.FORMAT <text:tab/><text:tab/>Selects default date format </text:p>
      <text:p text:style-name="P1">DEBUG <text:tab/><text:tab/><text:tab/>Debug QMBasic program </text:p>
      <text:p text:style-name="P1">DELETE <text:tab/><text:tab/><text:tab/>Delete records from a file <text:bookmark text:name="__DdeLink__22_3727860752"/></text:p>
      <text:p text:style-name="P1">DELETE.CATALOG <text:tab/>Synonym for DELETE.CATALOGUE </text:p>
      <text:p text:style-name="P1">DELETE.CATALOGUE <text:tab/>Delete a program from the system catalogue </text:p>
      <text:p text:style-name="P1">DELETE.COMMON <text:tab/>Delete a named common block </text:p>
      <text:p text:style-name="P1">DELETE.FILE <text:tab/><text:tab/>Delete a file </text:p>
      <text:p text:style-name="P11">DELETE.INDEX <text:tab/><text:tab/>Delete an alternate key index </text:p>
      <text:p text:style-name="P1">DELETE.LIST <text:tab/><text:tab/>Delete a saved select list </text:p>
      <text:p text:style-name="P1">DISPLAY <text:tab/><text:tab/><text:tab/>Display text DUMP Display records from a file <text:tab/><text:tab/> <text:tab/><text:tab/><text:tab/><text:tab/><text:tab/><text:tab/>in hexadecimal and character format </text:p>
      <text:p text:style-name="P21"><text:soft-page-break/>TCL Commands Available in SD - <text:span text:style-name="T8">Continued</text:span></text:p>
      <text:p text:style-name="P5"/>
      <text:p text:style-name="P1">ECHO <text:tab/><text:tab/><text:tab/>Disable or enable keyboard echo </text:p>
      <text:p text:style-name="P1">ED <text:tab/><text:tab/><text:tab/><text:tab/>Line editor </text:p>
      <text:p text:style-name="P1">EDIT <text:tab/><text:tab/><text:tab/><text:tab/>Synonym for <text:span text:style-name="T2">ED</text:span></text:p>
      <text:p text:style-name="P1">EDIT.LIST <text:tab/><text:tab/><text:tab/>Edit a saved select list </text:p>
      <text:p text:style-name="P1">FORMAT <text:tab/><text:tab/><text:tab/>Apply conventional formatting to a QMBasic program </text:p>
      <text:p text:style-name="P1">FORM.LIST <text:tab/><text:tab/><text:tab/>Create a select list from a file record </text:p>
      <text:p text:style-name="P1">FSTAT <text:tab/><text:tab/><text:tab/>Collect and report file statistics </text:p>
      <text:p text:style-name="P1">GENERATE <text:tab/><text:tab/><text:tab/>Generate a QMBasic include record from a dictionary </text:p>
      <text:p text:style-name="P1">GET.LIST <text:tab/><text:tab/><text:tab/>Retrieve a previously saved select list </text:p>
      <text:p text:style-name="P1">GET.STACK <text:tab/><text:tab/><text:tab/>Restore a saved command stack GO Jump to a label within a paragraph <text:s/><text:span text:style-name="T3"><text:s/></text:span></text:p>
      <text:p text:style-name="P1">HSM <text:tab/><text:tab/><text:tab/><text:tab/>Hot Spot Monitor performance monitoring tool </text:p>
      <text:p text:style-name="P1">HUSH <text:tab/><text:tab/><text:tab/>Disable or enable display output IF Conditional execution in paragraphs </text:p>
      <text:p text:style-name="P1">LIST <text:tab/><text:tab/><text:tab/><text:tab/>List records from a file </text:p>
      <text:p text:style-name="P1">LIST.COMMON <text:tab/><text:tab/>List named common blocks </text:p>
      <text:p text:style-name="P1">LIST.DIFF <text:tab/><text:tab/><text:tab/>Form difference of two saved select lists </text:p>
      <text:p text:style-name="P1">LIST.FILES <text:tab/><text:tab/><text:tab/>List details of open files </text:p>
      <text:p text:style-name="P1">LIST.INDEX <text:tab/><text:tab/><text:tab/>List details of an alternate key index </text:p>
      <text:p text:style-name="P1">LIST.INTER <text:tab/><text:tab/><text:tab/>Form intersection of two saved select lists </text:p>
      <text:p text:style-name="P1">LIST.ITEM <text:tab/><text:tab/><text:tab/>List records from a file in internal format <text:s/></text:p>
      <text:p text:style-name="P1">LIST.LABEL <text:tab/><text:tab/><text:tab/>List records from a file in address label format </text:p>
      <text:p text:style-name="P1">LIST.LOCKS <text:tab/><text:tab/><text:tab/>List task lock status </text:p>
      <text:p text:style-name="P1">LIST.READU <text:tab/><text:tab/>List file, read and update locks </text:p>
      <text:p text:style-name="P1">LIST.UNION<text:tab/><text:tab/><text:tab/>Form union of two saved select lists </text:p>
      <text:p text:style-name="P1">LIST.VARS <text:tab/><text:tab/><text:tab/>List user @-variables </text:p>
      <text:p text:style-name="P1">LISTF <text:tab/><text:tab/><text:tab/><text:tab/>List all files defined in the VOC </text:p>
      <text:p text:style-name="P1">LISTFL <text:tab/><text:tab/><text:tab/>List all local files defined in the VOC </text:p>
      <text:p text:style-name="P1">LISTFR <text:tab/><text:tab/><text:tab/>List all remote files defined in the VOC </text:p>
      <text:p text:style-name="P1">LISTK <text:tab/><text:tab/><text:tab/>List all keywords defined in the VOC </text:p>
      <text:p text:style-name="P1">LISTPA <text:tab/><text:tab/><text:tab/>List all paragraphs defined in the VOC </text:p>
      <text:p text:style-name="P1">LISTPH <text:tab/><text:tab/><text:tab/>List all phrases defined in the VOC<text:span text:style-name="T4"><text:tab/><text:tab/><text:tab/><text:tab/><text:tab/></text:span></text:p>
      <text:p text:style-name="P1">LISTQ <text:tab/><text:tab/><text:tab/>List all indirect file references in the VOC </text:p>
      <text:p text:style-name="P1">LISTR <text:tab/><text:tab/><text:tab/>List all remote items defined in the VOC </text:p>
      <text:p text:style-name="P1">LISTS <text:tab/><text:tab/><text:tab/><text:tab/>List all sentences defined in the VOC </text:p>
      <text:p text:style-name="P1">LISTU <text:tab/><text:tab/><text:tab/>List users currently in QM </text:p>
      <text:p text:style-name="P1">LISTV <text:tab/><text:tab/><text:tab/>List all verbs defined in the VOC </text:p>
      <text:p text:style-name="P1">LOCK <text:tab/><text:tab/><text:tab/>Set a task lock </text:p>
      <text:p text:style-name="P1">LOGMSG <text:tab/><text:tab/><text:tab/>Write a message to the error log </text:p>
      <text:p text:style-name="P1">LOGOUT <text:tab/><text:tab/><text:tab/>Terminate a phantom process </text:p>
      <text:p text:style-name="P1">LOGTO <text:tab/><text:tab/><text:tab/>Change to an alternative account </text:p>
      <text:p text:style-name="P1">LOOP / REPEAT <text:tab/><text:tab/>Defines loop within paragraph </text:p>
      <text:p text:style-name="P1">MAKE.INDEX <text:tab/><text:tab/>Create and build an alternate key index </text:p>
      <text:p text:style-name="P1">MAP <text:tab/><text:tab/><text:tab/><text:tab/>Display a list of the catalogue contents </text:p>
      <text:p text:style-name="P1">MERGE.LIST <text:tab/><text:tab/>Create a select list by merging two other lists </text:p>
      <text:p text:style-name="P1">MESSAGE <text:tab/><text:tab/><text:tab/>Send a message to selected other users </text:p>
      <text:p text:style-name="P1">MODIFY <text:tab/><text:tab/><text:tab/>Modify records in a file </text:p>
      <text:p text:style-name="P1">NLS <text:tab/><text:tab/><text:tab/><text:tab/>Set or report national language support values </text:p>
      <text:p text:style-name="P4">NSELECT <text:tab/><text:tab/><text:tab/>Remove items from a select list </text:p>
      <text:p text:style-name="P4">OFF <text:tab/><text:tab/><text:tab/><text:tab/>Synonym for QUIT </text:p>
      <text:p text:style-name="P1">OPTION <text:tab/><text:tab/><text:tab/>Set, clear or display options </text:p>
      <text:p text:style-name="P21"><text:soft-page-break/>TCL Commands Available in SD - <text:span text:style-name="T8">Continued</text:span></text:p>
      <text:p text:style-name="P5"/>
      <text:p text:style-name="P11">PAUSE <text:tab/><text:tab/><text:tab/>Display "Press return to continue" prompt </text:p>
      <text:p text:style-name="P1">PDEBUG <text:tab/><text:tab/><text:tab/>Runs the phantom debugger </text:p>
      <text:p text:style-name="P1">PDUMP <text:tab/><text:tab/><text:tab/>Generate a process dump file </text:p>
      <text:p text:style-name="P1">PHANTOM <text:tab/><text:tab/><text:tab/>Initiate a background process </text:p>
      <text:p text:style-name="P1">PRINTER <text:tab/><text:tab/><text:tab/>Administer print units </text:p>
      <text:p text:style-name="P1">PSTAT <text:tab/><text:tab/><text:tab/>Report process status <text:tab/><text:tab/><text:tab/><text:tab/> </text:p>
      <text:p text:style-name="P1">QSELECT <text:tab/><text:tab/><text:tab/>Construct a select list from the content of selected records </text:p>
      <text:p text:style-name="P1">QUIT <text:tab/><text:tab/><text:tab/><text:tab/>Terminate session or revert to lower command level </text:p>
      <text:p text:style-name="P1">RELEASE <text:tab/><text:tab/><text:tab/>Release record or file locks </text:p>
      <text:p text:style-name="P1">RENAME <text:tab/><text:tab/><text:tab/>Synonym for CNAME </text:p>
      <text:p text:style-name="P1">REPORT.SRC <text:tab/><text:tab/>Display @SYSTEM.RETURN.CODE at command prompt </text:p>
      <text:p text:style-name="P1">REPORT.STYLE <text:tab/><text:tab/>Sets the default style for query processor reports <text:tab/><text:tab/> </text:p>
      <text:p text:style-name="P1">RUN <text:tab/><text:tab/><text:tab/><text:tab/>Run a compiled QMBasic program </text:p>
      <text:p text:style-name="P1">SAVE.LIST <text:tab/><text:tab/><text:tab/>Save a select list SAVE.STACK Save the command stack </text:p>
      <text:p text:style-name="P1">SEARCH <text:tab/><text:tab/><text:tab/>Search file for records containing string(s) <text:s/></text:p>
      <text:p text:style-name="P1">SELECT <text:tab/><text:tab/><text:tab/>Select records meeting criteria </text:p>
      <text:p text:style-name="P3">SET <text:tab/><text:tab/><text:tab/><text:tab/>Set a user @variable </text:p>
      <text:p text:style-name="P3">SET.DATE <text:tab/><text:tab/><text:tab/>Set QM processing date </text:p>
      <text:p text:style-name="P1">SET.DEVICE <text:tab/><text:tab/><text:tab/>Attach a tape device </text:p>
      <text:p text:style-name="P1">SET.EXIT.STATS <text:tab/><text:tab/>Set final exit status value </text:p>
      <text:p text:style-name="P1">SET.FILE <text:tab/><text:tab/><text:tab/>Set a Q-pointer to a remote file </text:p>
      <text:p text:style-name="P1">SET.TRIGGER <text:tab/><text:tab/>Set, remove or display trigger function for a dynamic file </text:p>
      <text:p text:style-name="P1">SETPTR <text:tab/><text:tab/><text:tab/>Set print unit characteristics </text:p>
      <text:p text:style-name="P1">SH <text:tab/><text:tab/><text:tab/><text:tab/>Execute shell command </text:p>
      <text:p text:style-name="P1">SHOW <text:tab/><text:tab/><text:tab/>Build select list interactively </text:p>
      <text:p text:style-name="P1">SLEEP <text:tab/><text:tab/><text:tab/>Suspend process until specified time </text:p>
      <text:p text:style-name="P1">SORT <text:tab/><text:tab/><text:tab/><text:tab/>List records sorted by record key </text:p>
      <text:p text:style-name="P1">SORT.ITEM <text:tab/><text:tab/><text:tab/>List records sorted by record key in internal format </text:p>
      <text:p text:style-name="P1">SORT.LABEL <text:tab/><text:tab/>List records in address label format, sorted by record key </text:p>
      <text:p text:style-name="P1">SP.CLOSE <text:tab/><text:tab/><text:tab/>Close a print unit previously in "keep open" mode </text:p>
      <text:p text:style-name="P1">SP.OPEN <text:tab/><text:tab/><text:tab/>Open a print unit in "keep open" mode </text:p>
      <text:p text:style-name="P1">SP.VIEW <text:tab/><text:tab/><text:tab/>View and print records from $HOLD or other files </text:p>
      <text:p text:style-name="P1">SPOOL <text:tab/><text:tab/><text:tab/>Send record(s) to the printer </text:p>
      <text:p text:style-name="P1">SSELECT <text:tab/><text:tab/><text:tab/>Select records meeting criteria, sorting list by record key </text:p>
      <text:p text:style-name="P1">STATUS <text:tab/><text:tab/><text:tab/>Display list of active phantom processes </text:p>
      <text:p text:style-name="P1">STOP <text:tab/><text:tab/><text:tab/><text:tab/>Terminate an active paragraph </text:p>
      <text:p text:style-name="P1">SUM <text:tab/><text:tab/><text:tab/><text:tab/>Report total of named fields </text:p>
      <text:p text:style-name="P1">TERM <text:tab/><text:tab/><text:tab/>Set or display terminal window size </text:p>
      <text:p text:style-name="P1">TIME <text:tab/><text:tab/><text:tab/><text:tab/>Display date and time </text:p>
      <text:p text:style-name="P1">UNLOCK <text:tab/><text:tab/><text:tab/>Unlock a record or file </text:p>
      <text:p text:style-name="P1">UPDATE.ACCOUNT <text:tab/>Update VOC items from NEWVOC </text:p>
      <text:p text:style-name="P1">WHO <text:tab/><text:tab/><text:tab/><text:tab/>Display user number and account name </text:p>
      <text:p text:style-name="P1">WHERE <text:tab/><text:tab/><text:tab/>Display pathname of current account</text:p>
      <text:p text:style-name="P4"/>
      <text:p text:style-name="P4"/>
      <text:p text:style-name="P19"><text:span text:style-name="T5">Commands only available to administrators</text:span></text:p>
      <text:p text:style-name="Horizontal_20_Line"/>
      <text:p text:style-name="P4">CREATE.ACCOUNT <text:tab/>Make a new QM account</text:p>
      <text:p text:style-name="P4">DELETE.ACCOUNT <text:tab/>Delete a QM account <text:tab/><text:tab/><text:tab/></text:p>
      <text:p text:style-name="P8"><text:soft-page-break/><text:span text:style-name="T9">Not available - source code for CRYPTO was not provided in original GPL release</text:span></text:p>
      <text:p text:style-name="P7">-</text:p>
      <text:p text:style-name="P13">CREATE.KEY <text:tab/><text:tab/>Creates a data encryption key</text:p>
      <text:p text:style-name="P13">DELETE.KEY <text:tab/><text:tab/>Deletes a data encryption key </text:p>
      <text:p text:style-name="P13">ENCRYPT.FILE <text:tab/><text:tab/>Applies encryption to a file<text:bookmark-start text:name="__DdeLink__35_3727860752"/><text:bookmark-end text:name="__DdeLink__35_3727860752"/></text:p>
      <text:p text:style-name="P13">GRANT.KEY <text:tab/><text:tab/><text:tab/>Grants access to a data encryption key<text:tab/> </text:p>
      <text:p text:style-name="P13">LIST.KEYS <text:tab/><text:tab/><text:tab/>Lists details of encryption keys<text:tab/><text:tab/></text:p>
      <text:p text:style-name="P14">RESET.MASTER.KEY <text:tab/>Resets the master encryption key<text:bookmark-start text:name="__DdeLink__31_3727860752"/><text:bookmark-end text:name="__DdeLink__31_3727860752"/></text:p>
      <text:p text:style-name="P13">REVOKE.KEY<text:tab/><text:tab/>Removes access to a data encryption key<text:tab/></text:p>
      <text:p text:style-name="P9"/>
      <text:p text:style-name="P18"/>
      <text:p text:style-name="P18"><text:span text:style-name="T8">TCL </text:span>Commands not available in SD</text:p>
      <text:p text:style-name="Horizontal_20_Line"><text:tab/></text:p>
      <text:section text:style-name="Sect1" text:name="Section1">
        <text:p text:style-name="P14">ACCOUNT.RESTORE </text:p>
        <text:p text:style-name="P15">ACCOUNT-SAVE <text:tab/><text:tab/></text:p>
        <text:p text:style-name="P15">ADMIN.USER <text:tab/><text:tab/></text:p>
        <text:p text:style-name="P15">BLOCK.PRINT <text:tab/><text:tab/></text:p>
        <text:p text:style-name="P15">BLOCK.TERM <text:tab/><text:tab/></text:p>
        <text:p text:style-name="P15">CLEARDATA <text:tab/><text:tab/><text:line-break/>CLEARINPUT <text:tab/><text:tab/></text:p>
        <text:p text:style-name="P15">CLEARPROMPTS <text:tab/><text:tab/></text:p>
        <text:p text:style-name="P15">CLEARSELECT <text:tab/><text:tab/></text:p>
        <text:p text:style-name="P15">COPYP <text:tab/><text:tab/><text:tab/></text:p>
        <text:p text:style-name="P16">CREATE.USER </text:p>
        <text:p text:style-name="P14">DELETE.USER </text:p>
        <text:p text:style-name="P14">FIND.ACCOUNT <text:tab/><text:tab/></text:p>
        <text:p text:style-name="P14">FILE.SAVE <text:tab/></text:p>
        <text:p text:style-name="P15">HELP <text:tab/><text:tab/><text:tab/><text:tab/></text:p>
        <text:p text:style-name="P15">LIST.USERS <text:tab/><text:tab/><text:tab/></text:p>
        <text:p text:style-name="P15">LISTM <text:tab/><text:tab/><text:tab/></text:p>
        <text:p text:style-name="P15">LISTPQ <text:tab/><text:tab/><text:tab/></text:p>
        <text:p text:style-name="P15">LOGIN.PORT <text:tab/><text:tab/></text:p>
        <text:p text:style-name="P16">MED<text:tab/></text:p>
        <text:p text:style-name="P16">PASSWORD <text:tab/><text:tab/><text:tab/><text:tab/><text:tab/></text:p>
        <text:p text:style-name="P17">PTERM </text:p>
        <text:p text:style-name="P13">RESTORE.ACCOUNTS <text:s/><text:tab/></text:p>
        <text:p text:style-name="P15">SECURITY <text:tab/><text:tab/><text:tab/><text:tab/><text:tab/></text:p>
        <text:p text:style-name="P15">SED<text:tab/><text:tab/></text:p>
        <text:p text:style-name="P14">SEL.RESTORE</text:p>
        <text:p text:style-name="P14">SET.ENCRYPTION.KEY.NAME</text:p>
        <text:p text:style-name="P13">SETPORT</text:p>
        <text:p text:style-name="P15">SET.QUEUE <text:tab/><text:tab/><text:tab/></text:p>
        <text:p text:style-name="P15">SP.ASSIGN <text:tab/><text:tab/><text:tab/></text:p>
        <text:p text:style-name="P15">T.ATT <text:bookmark text:name="__DdeLink__1_3727860752"/></text:p>
        <text:p text:style-name="P15">T.DET <text:tab/><text:tab/><text:tab/></text:p>
        <text:p text:style-name="P15">T.DUMP <text:tab/><text:tab/><text:tab/></text:p>
        <text:p text:style-name="P15">T.EOD<text:bookmark text:name="__DdeLink__16_3727860752"/></text:p>
        <text:p text:style-name="P15">T.FWD <text:tab/><text:tab/><text:tab/></text:p>
        <text:p text:style-name="P15">T.LOAD <text:tab/><text:tab/><text:tab/></text:p>
        <text:p text:style-name="P15">T.RDLBL <text:tab/><text:tab/><text:tab/></text:p>
        <text:p text:style-name="P15">T.READ <text:tab/><text:tab/><text:tab/></text:p>
        <text:p text:style-name="P15">T.REW <text:tab/><text:tab/><text:tab/></text:p>
        <text:p text:style-name="P15">T.STAT <text:tab/><text:tab/><text:tab/></text:p>
        <text:p text:style-name="P15">T.WEOF <text:tab/><text:tab/><text:tab/></text:p>
        <text:p text:style-name="P13">UPDATE.LICENCE</text:p>
        <text:p text:style-name="P12">UPDATE.RECORD</text:p>
      </text:section>
      <text:p text:style-name="P13"><text:s/><text:tab/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874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4T15:44:26.305220154</meta:creation-date>
    <dc:date>2024-07-09T20:51:44.956286219</dc:date>
    <meta:editing-duration>PT9H33M2S</meta:editing-duration>
    <meta:editing-cycles>12</meta:editing-cycles>
    <meta:generator>LibreOffice/7.4.7.2$Linux_X86_64 LibreOffice_project/40$Build-2</meta:generator>
    <meta:document-statistic meta:table-count="0" meta:image-count="0" meta:object-count="0" meta:page-count="4" meta:paragraph-count="199" meta:word-count="1069" meta:character-count="7474" meta:non-whitespace-character-count="5883"/>
  </office:meta>
</office:document-meta>
</file>